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535d" officeooo:paragraph-rsid="0018535d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8535d" officeooo:paragraph-rsid="0018535d" style:font-weight-asian="normal" style:font-weight-complex="normal"/>
    </style:style>
    <style:style style:name="P3" style:family="paragraph" style:parent-style-name="Standard">
      <style:text-properties style:font-name="FreeMono" style:text-underline-style="none" fo:font-weight="normal" officeooo:rsid="0018535d" officeooo:paragraph-rsid="0018535d" style:font-weight-asian="normal" style:font-weight-complex="normal"/>
    </style:style>
    <style:style style:name="P4" style:family="paragraph" style:parent-style-name="Standard">
      <style:text-properties style:font-name="FreeMono" style:text-underline-style="none" fo:font-weight="normal" officeooo:rsid="001c5e84" officeooo:paragraph-rsid="001c5e84" style:font-weight-asian="normal" style:font-weight-complex="normal"/>
    </style:style>
    <style:style style:name="P5" style:family="paragraph" style:parent-style-name="Standard">
      <style:text-properties style:font-name="FreeMono" style:text-underline-style="none" fo:font-weight="normal" officeooo:rsid="001f794a" officeooo:paragraph-rsid="001f794a" style:font-weight-asian="normal" style:font-weight-complex="normal"/>
    </style:style>
    <style:style style:name="P6" style:family="paragraph" style:parent-style-name="Standard">
      <style:text-properties style:font-name="FreeMono" fo:font-size="7pt" style:text-underline-style="none" fo:font-weight="normal" officeooo:rsid="001f794a" officeooo:paragraph-rsid="001f794a" style:font-size-asian="7pt" style:font-weight-asian="normal" style:font-size-complex="7pt" style:font-weight-complex="normal"/>
    </style:style>
    <style:style style:name="P7" style:family="paragraph" style:parent-style-name="Standard">
      <style:text-properties style:font-name="Liberation Serif" style:text-underline-style="none" fo:font-weight="normal" officeooo:rsid="0018535d" officeooo:paragraph-rsid="0018535d" style:font-weight-asian="normal" style:font-weight-complex="normal"/>
    </style:style>
    <style:style style:name="P8" style:family="paragraph" style:parent-style-name="Standard">
      <style:text-properties style:font-name="Liberation Serif" style:text-underline-style="none" fo:font-weight="normal" officeooo:rsid="0019ccf1" officeooo:paragraph-rsid="0019ccf1" style:font-weight-asian="normal" style:font-weight-complex="normal"/>
    </style:style>
    <style:style style:name="P9" style:family="paragraph" style:parent-style-name="Standard">
      <style:text-properties style:font-name="Liberation Serif" style:text-underline-style="none" fo:font-weight="normal" officeooo:rsid="001c5e84" officeooo:paragraph-rsid="001c5e84" style:font-weight-asian="normal" style:font-weight-complex="normal"/>
    </style:style>
    <style:style style:name="P10" style:family="paragraph" style:parent-style-name="Standard">
      <style:text-properties style:font-name="Liberation Serif" style:text-underline-style="none" fo:font-weight="normal" officeooo:rsid="001f794a" officeooo:paragraph-rsid="001f794a" style:font-weight-asian="normal" style:font-weight-complex="normal"/>
    </style:style>
    <style:style style:name="P11" style:family="paragraph" style:parent-style-name="Standard">
      <style:text-properties officeooo:paragraph-rsid="001c5e84"/>
    </style:style>
    <style:style style:name="P12" style:family="paragraph" style:parent-style-name="Standard">
      <style:text-properties style:font-name="FreeSerif" style:text-underline-style="none" fo:font-weight="normal" officeooo:rsid="001f794a" officeooo:paragraph-rsid="001f794a" style:font-weight-asian="normal" style:font-weight-complex="normal"/>
    </style:style>
    <style:style style:name="T1" style:family="text">
      <style:text-properties officeooo:rsid="001a766d"/>
    </style:style>
    <style:style style:name="T2" style:family="text">
      <style:text-properties officeooo:rsid="001b0f89"/>
    </style:style>
    <style:style style:name="T3" style:family="text">
      <style:text-properties style:font-name="FreeMono" officeooo:rsid="001a766d"/>
    </style:style>
    <style:style style:name="T4" style:family="text">
      <style:text-properties style:font-name="FreeMono" style:text-underline-style="none" fo:font-weight="normal" officeooo:rsid="001c5e84" style:font-weight-asian="normal" style:font-weight-complex="normal"/>
    </style:style>
    <style:style style:name="T5" style:family="text">
      <style:text-properties style:font-name="FreeMono" style:text-underline-style="none" fo:font-weight="normal" officeooo:rsid="001e04d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run camera footage through ROS:</text:p>
      <text:p text:style-name="P2"/>
      <text:p text:style-name="P2">These instructions will be based on the Udemy course.</text:p>
      <text:p text:style-name="P2"/>
      <text:p text:style-name="P2">First, we have to run the roscore master node:</text:p>
      <text:p text:style-name="P3">roscore</text:p>
      <text:p text:style-name="P3"/>
      <text:p text:style-name="P7">Then in a new terminal, we have to run the camera through ros as follows:</text:p>
      <text:p text:style-name="P3">rosrun usb_cam usb_cam_node _pixel_format:=yu12</text:p>
      <text:p text:style-name="P3"/>
      <text:p text:style-name="P9">For the Tier4 C1 camera (new camera from AbdelMukrader) use the following command:</text:p>
      <text:p text:style-name="P11"><text:span text:style-name="T4">rosrun usb_cam usb_cam_node _pixel_format:=uyvy _video_device:=/dev/video</text:span><text:span text:style-name="T5">0</text:span><text:span text:style-name="T4"> _framerate:=10 _image_width:=1920 _image_height:=1080</text:span></text:p>
      <text:p text:style-name="P7"/>
      <text:p text:style-name="P7">This will open a window showing the footage.</text:p>
      <text:p text:style-name="P7"/>
      <text:p text:style-name="P7">To check the specific topics for the video fotoage (after camera is running through ROS). We use the following command:</text:p>
      <text:p text:style-name="P3">rostopic list</text:p>
      <text:p text:style-name="P3"/>
      <text:p text:style-name="P7">This will give us the topic lists currently running. They are as follows:</text:p>
      <text:p text:style-name="P3">/rosout</text:p>
      <text:p text:style-name="P3">/rosout_agg</text:p>
      <text:p text:style-name="P3">/usb_cam/camera_info</text:p>
      <text:p text:style-name="P3">/usb_cam/image_raw</text:p>
      <text:p text:style-name="P3">/usb_cam/image_raw/compressed</text:p>
      <text:p text:style-name="P3">/usb_cam/image_raw/compressed/parameter_descriptions</text:p>
      <text:p text:style-name="P3">/usb_cam/image_raw/compressed/parameter_updates</text:p>
      <text:p text:style-name="P3">/usb_cam/image_raw/compressedDepth</text:p>
      <text:p text:style-name="P3">/usb_cam/image_raw/compressedDepth/parameter_descriptions</text:p>
      <text:p text:style-name="P3">/usb_cam/image_raw/compressedDepth/parameter_updates</text:p>
      <text:p text:style-name="P3">/usb_cam/image_raw/theora</text:p>
      <text:p text:style-name="P3">/usb_cam/image_raw/theora/parameter_descriptions</text:p>
      <text:p text:style-name="P3">/usb_cam/image_raw/theora/parameter_updates</text:p>
      <text:p text:style-name="P3"/>
      <text:p text:style-name="P7">Now we can run any files to access and process the video footage. We can check the camera footage through a new terminal by using the command:</text:p>
      <text:p text:style-name="P3">rosrun image_view image_view image:=/usb_cam/image_raw</text:p>
      <text:p text:style-name="P3"/>
      <text:p text:style-name="P8">now we can run the python file image_pub_sub.py which will bridge the images from the video fotoage (transform them into the correct formats from ROS and into opencv for processing and vice versa). The file is located in “/home/hossam/catkin_ws/src/ros_essentials_cpp/src/topic03_perception”</text:p>
      <text:p text:style-name="P8"/>
      <text:p text:style-name="P8">In this file, the callback function is where any required processing would happen. <text:span text:style-name="T1">We have to make sure that files are subscribed to the correct topic (/</text:span><text:span text:style-name="T3">usb_cam/image_raw</text:span><text:span text:style-name="T1"> in this example</text:span><text:span text:style-name="T2">)</text:span><text:span text:style-name="T1">.</text:span></text:p>
      <text:p text:style-name="P8"/>
      <text:p text:style-name="P9">To check for connected usb cams and their footage use:</text:p>
      <text:p text:style-name="P4">v4l2-ctl <text:s/>--list-devices</text:p>
      <text:p text:style-name="P9">and</text:p>
      <text:p text:style-name="P4">lsusb</text:p>
      <text:p text:style-name="P4"/>
      <text:p text:style-name="P10"><text:soft-page-break/>To check the details of a camera in the list, use the following command:</text:p>
      <text:p text:style-name="P12"/>
      <text:p text:style-name="P5">v4l2-ctl -d /dev/video0 --all</text:p>
      <text:p text:style-name="P12"/>
      <text:p text:style-name="P10">This will display all details regarding that camera like image size and pixel format</text:p>
      <text:p text:style-name="P12"/>
      <text:p text:style-name="P6">Driver Info:</text:p>
      <text:p text:style-name="P6"><text:tab/>Driver name <text:s text:c="5"/>: uvcvideo</text:p>
      <text:p text:style-name="P6"><text:tab/>Card type <text:s text:c="7"/>: Integrated_Webcam_HD: Integrate</text:p>
      <text:p text:style-name="P6"><text:tab/>Bus info <text:s text:c="8"/>: usb-0000:00:14.0-6</text:p>
      <text:p text:style-name="P6"><text:tab/>Driver version <text:s text:c="2"/>: 5.15.85</text:p>
      <text:p text:style-name="P6"><text:tab/>Capabilities <text:s text:c="4"/>: 0x84a00001</text:p>
      <text:p text:style-name="P6"><text:tab/><text:tab/>Video Capture</text:p>
      <text:p text:style-name="P6"><text:tab/><text:tab/>Metadata Capture</text:p>
      <text:p text:style-name="P6"><text:tab/><text:tab/>Streaming</text:p>
      <text:p text:style-name="P6"><text:tab/><text:tab/>Extended Pix Format</text:p>
      <text:p text:style-name="P6"><text:tab/><text:tab/>Device Capabilities</text:p>
      <text:p text:style-name="P6"><text:tab/>Device Caps <text:s text:c="5"/>: 0x04200001</text:p>
      <text:p text:style-name="P6"><text:tab/><text:tab/>Video Capture</text:p>
      <text:p text:style-name="P6"><text:tab/><text:tab/>Streaming</text:p>
      <text:p text:style-name="P6"><text:tab/><text:tab/>Extended Pix Format</text:p>
      <text:p text:style-name="P6">Priority: 2</text:p>
      <text:p text:style-name="P6">Video input : 0 (Camera 1: ok)</text:p>
      <text:p text:style-name="P6">Format Video Capture:</text:p>
      <text:p text:style-name="P6"><text:tab/>Width/Height <text:s text:c="5"/>: 1280/720</text:p>
      <text:p text:style-name="P6"><text:tab/>Pixel Format <text:s text:c="5"/>: 'MJPG' (Motion-JPEG)</text:p>
      <text:p text:style-name="P6"><text:tab/>Field <text:s text:c="12"/>: None</text:p>
      <text:p text:style-name="P6"><text:tab/>Bytes per Line <text:s text:c="3"/>: 0</text:p>
      <text:p text:style-name="P6"><text:tab/>Size Image <text:s text:c="7"/>: 1843789</text:p>
      <text:p text:style-name="P6"><text:tab/>Colorspace <text:s text:c="7"/>: Default</text:p>
      <text:p text:style-name="P6"><text:tab/>Transfer Function : Default (maps to Rec. 709)</text:p>
      <text:p text:style-name="P6"><text:tab/>YCbCr/HSV Encoding: Default (maps to ITU-R 601)</text:p>
      <text:p text:style-name="P6"><text:tab/>Quantization <text:s text:c="5"/>: Default (maps to Full Range)</text:p>
      <text:p text:style-name="P6"><text:tab/>Flags <text:s text:c="12"/>: </text:p>
      <text:p text:style-name="P6">Crop Capability Video Capture:</text:p>
      <text:p text:style-name="P6"><text:tab/>Bounds <text:s text:c="5"/>: Left 0, Top 0, Width 1280, Height 720</text:p>
      <text:p text:style-name="P6"><text:tab/>Default <text:s text:c="4"/>: Left 0, Top 0, Width 1280, Height 720</text:p>
      <text:p text:style-name="P6"><text:tab/>Pixel Aspect: 1/1</text:p>
      <text:p text:style-name="P6">Selection Video Capture: crop_default, Left 0, Top 0, Width 1280, Height 720, Flags: </text:p>
      <text:p text:style-name="P6">Selection Video Capture: crop_bounds, Left 0, Top 0, Width 1280, Height 720, Flags: </text:p>
      <text:p text:style-name="P6">Streaming Parameters Video Capture:</text:p>
      <text:p text:style-name="P6"><text:tab/>Capabilities <text:s text:c="4"/>: timeperframe</text:p>
      <text:p text:style-name="P6"><text:tab/>Frames per second: 30.000 (30/1)</text:p>
      <text:p text:style-name="P6"><text:tab/>Read buffers <text:s text:c="4"/>: 0</text:p>
      <text:p text:style-name="P6"><text:s text:c="21"/>brightness 0x00980900 (int) <text:s text:c="3"/>: min=-64 max=64 step=1 default=0 value=0</text:p>
      <text:p text:style-name="P6"><text:s text:c="23"/>contrast 0x00980901 (int) <text:s text:c="3"/>: min=0 max=95 step=1 default=0 value=0</text:p>
      <text:p text:style-name="P6"><text:s text:c="21"/>saturation 0x00980902 (int) <text:s text:c="3"/>: min=0 max=100 step=1 default=64 value=64</text:p>
      <text:p text:style-name="P6"><text:s text:c="28"/>hue 0x00980903 (int) <text:s text:c="3"/>: min=-2000 max=2000 step=1 default=0 value=0</text:p>
      <text:p text:style-name="P6"><text:s/>white_balance_temperature_auto 0x0098090c (bool) <text:s text:c="2"/>: default=1 value=1</text:p>
      <text:p text:style-name="P6"><text:s text:c="26"/>gamma 0x00980910 (int) <text:s text:c="3"/>: min=100 max=300 step=1 default=100 value=100</text:p>
      <text:p text:style-name="P6"><text:s text:c="27"/>gain 0x00980913 (int) <text:s text:c="3"/>: min=1 max=8 step=1 default=1 value=1</text:p>
      <text:p text:style-name="P6"><text:s text:c="11"/>power_line_frequency 0x00980918 (menu) <text:s text:c="2"/>: min=0 max=2 default=2 value=2</text:p>
      <text:p text:style-name="P6"><text:tab/><text:tab/><text:tab/><text:tab/>0: Disabled</text:p>
      <text:p text:style-name="P6"><text:tab/><text:tab/><text:tab/><text:tab/>1: 50 Hz</text:p>
      <text:p text:style-name="P6"><text:tab/><text:tab/><text:tab/><text:tab/>2: 60 Hz</text:p>
      <text:p text:style-name="P6"><text:s text:c="6"/>white_balance_temperature 0x0098091a (int) <text:s text:c="3"/>: min=2800 max=6500 step=1 default=4600 value=4600 flags=inactive</text:p>
      <text:p text:style-name="P6"><text:s text:c="22"/>sharpness 0x0098091b (int) <text:s text:c="3"/>: min=1 max=7 step=1 default=2 value=2</text:p>
      <text:p text:style-name="P6"><text:s text:c="9"/>backlight_compensation 0x0098091c (int) <text:s text:c="3"/>: min=0 max=3 step=1 default=3 value=3</text:p>
      <text:p text:style-name="P6"><text:s text:c="18"/>exposure_auto 0x009a0901 (menu) <text:s text:c="2"/>: min=0 max=3 default=3 value=3</text:p>
      <text:p text:style-name="P6"><text:tab/><text:tab/><text:tab/><text:tab/>1: Manual Mode</text:p>
      <text:p text:style-name="P6"><text:tab/><text:tab/><text:tab/><text:tab/>3: Aperture Priority Mode</text:p>
      <text:p text:style-name="P6"><text:s text:c="14"/>exposure_absolute 0x009a0902 (int) <text:s text:c="3"/>: min=9 max=625 step=1 default=156 value=156 flags=inactive</text:p>
      <text:p text:style-name="P6"><text:s text:c="9"/>exposure_auto_priority 0x009a0903 (bool) <text:s text:c="2"/>: default=0 value=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8T12:09:02.216402902</meta:creation-date>
    <meta:generator>LibreOffice/6.4.7.2$Linux_X86_64 LibreOffice_project/40$Build-2</meta:generator>
    <dc:date>2024-03-19T21:02:38.267156243</dc:date>
    <meta:editing-duration>PT3H21M52S</meta:editing-duration>
    <meta:editing-cycles>18</meta:editing-cycles>
    <meta:document-statistic meta:table-count="0" meta:image-count="0" meta:object-count="0" meta:page-count="2" meta:paragraph-count="93" meta:word-count="575" meta:character-count="4668" meta:non-whitespace-character-count="3748"/>
  </office:meta>
</office:document-meta>
</file>